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fo:font-size="10pt" style:text-underline-style="solid" style:text-underline-width="auto" style:text-underline-color="font-color" officeooo:rsid="000cf86c" officeooo:paragraph-rsid="00288a3a" style:font-size-asian="8.75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officeooo:rsid="00314fd6" officeooo:paragraph-rsid="00314fd6" style:font-size-asian="8.75pt" style:font-size-complex="10pt"/>
    </style:style>
    <style:style style:name="P4" style:family="paragraph" style:parent-style-name="Standard">
      <style:text-properties fo:font-size="10pt" style:text-underline-style="none" officeooo:rsid="002f59a7" officeooo:paragraph-rsid="002f59a7" style:font-size-asian="8.75pt" style:font-size-complex="10pt"/>
    </style:style>
    <style:style style:name="P5" style:family="paragraph" style:parent-style-name="Standard">
      <style:text-properties fo:font-size="10pt" fo:font-style="normal" style:text-underline-style="none" officeooo:rsid="00314fd6" officeooo:paragraph-rsid="00314fd6" style:font-size-asian="8.75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normal" style:text-underline-style="none" officeooo:rsid="003156b2" officeooo:paragraph-rsid="003156b2" style:font-size-asian="8.75pt" style:font-style-asian="normal" style:font-size-complex="10pt" style:font-style-complex="normal"/>
    </style:style>
    <style:style style:name="P7" style:family="paragraph" style:parent-style-name="Standard">
      <style:text-properties fo:font-size="10pt" fo:font-style="italic" style:text-underline-style="none" officeooo:rsid="0031001e" officeooo:paragraph-rsid="0031001e" style:font-size-asian="8.75pt" style:font-style-asian="italic" style:font-size-complex="10pt" style:font-style-complex="italic"/>
    </style:style>
    <style:style style:name="P8" style:family="paragraph" style:parent-style-name="Standard">
      <style:text-properties fo:font-size="10pt" fo:font-style="italic" style:text-underline-style="none" officeooo:rsid="00314fd6" officeooo:paragraph-rsid="00314fd6" style:font-size-asian="8.75pt" style:font-style-asian="italic" style:font-size-complex="10pt" style:font-style-complex="italic"/>
    </style:style>
    <style:style style:name="P9" style:family="paragraph" style:parent-style-name="Standard">
      <style:text-properties fo:font-size="10pt" fo:font-style="italic" style:text-underline-style="none" officeooo:rsid="003156b2" officeooo:paragraph-rsid="003156b2" style:font-size-asian="8.75pt" style:font-style-asian="italic" style:font-size-complex="10pt" style:font-style-complex="italic"/>
    </style:style>
    <style:style style:name="P10" style:family="paragraph" style:parent-style-name="Standard">
      <style:text-properties fo:font-size="10pt" fo:font-style="italic" style:text-underline-style="none" officeooo:rsid="00323295" officeooo:paragraph-rsid="00323295" style:font-size-asian="8.75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style:text-underline-style="none" officeooo:rsid="00339e9f" officeooo:paragraph-rsid="00339e9f" style:font-size-asian="8.75pt" style:font-style-asian="italic" style:font-size-complex="10pt" style:font-style-complex="italic"/>
    </style:style>
    <style:style style:name="P12" style:family="paragraph" style:parent-style-name="Standard">
      <style:text-properties fo:font-size="10pt" fo:font-style="italic" style:text-underline-style="none" officeooo:rsid="00344651" officeooo:paragraph-rsid="00344651" style:font-size-asian="8.75pt" style:font-style-asian="italic" style:font-size-complex="10pt" style:font-style-complex="italic"/>
    </style:style>
    <style:style style:name="P13" style:family="paragraph" style:parent-style-name="Standard">
      <style:text-properties officeooo:rsid="00256605" officeooo:paragraph-rsid="00256605"/>
    </style:style>
    <style:style style:name="P14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paragraph-rsid="00270d5c"/>
    </style:style>
    <style:style style:name="P18" style:family="paragraph" style:parent-style-name="Standard">
      <style:text-properties style:text-position="0% 100%" fo:font-size="10pt" fo:font-style="normal" style:text-underline-style="none" officeooo:rsid="0031001e" officeooo:paragraph-rsid="0031001e" style:font-size-asian="8.75pt" style:font-style-asian="normal" style:font-size-complex="10pt" style:font-style-complex="normal"/>
    </style:style>
    <style:style style:name="P19" style:family="paragraph" style:parent-style-name="Standard">
      <style:text-properties fo:font-size="10pt" fo:font-style="normal" style:text-underline-style="none" officeooo:rsid="00323295" officeooo:paragraph-rsid="003156b2" style:font-size-asian="8.75pt" style:font-style-asian="normal" style:font-size-complex="10pt" style:font-style-complex="normal"/>
    </style:style>
    <style:style style:name="P20" style:family="paragraph" style:parent-style-name="Standard">
      <style:text-properties fo:font-size="10pt" fo:font-style="normal" style:text-underline-style="none" officeooo:rsid="00323295" officeooo:paragraph-rsid="00323295" style:font-size-asian="8.75pt" style:font-style-asian="normal" style:font-size-complex="10pt" style:font-style-complex="normal"/>
    </style:style>
    <style:style style:name="P21" style:family="paragraph" style:parent-style-name="Standard">
      <style:text-properties fo:font-size="10pt" fo:font-style="normal" style:text-underline-style="none" officeooo:rsid="0032d424" officeooo:paragraph-rsid="00323295" style:font-size-asian="8.75pt" style:font-style-asian="normal" style:font-size-complex="10pt" style:font-style-complex="normal"/>
    </style:style>
    <style:style style:name="P22" style:family="paragraph" style:parent-style-name="Standard">
      <style:text-properties fo:font-size="10pt" fo:font-style="normal" style:text-underline-style="none" officeooo:rsid="00339e9f" officeooo:paragraph-rsid="00339e9f" style:font-size-asian="8.75pt" style:font-style-asian="normal" style:font-size-complex="10pt" style:font-style-complex="normal"/>
    </style:style>
    <style:style style:name="P23" style:family="paragraph" style:parent-style-name="Standard">
      <style:text-properties fo:font-size="10pt" fo:font-style="normal" style:text-underline-style="none" officeooo:rsid="00344651" officeooo:paragraph-rsid="00339e9f" style:font-size-asian="8.75pt" style:font-style-asian="normal" style:font-size-complex="10pt" style:font-style-complex="normal"/>
    </style:style>
    <style:style style:name="P24" style:family="paragraph" style:parent-style-name="Standard">
      <style:text-properties fo:font-size="10pt" fo:font-style="normal" style:text-underline-style="solid" style:text-underline-width="auto" style:text-underline-color="font-color" officeooo:rsid="00344651" officeooo:paragraph-rsid="00339e9f" style:font-size-asian="8.75pt" style:font-style-asian="normal" style:font-size-complex="10pt" style:font-style-complex="normal"/>
    </style:style>
    <style:style style:name="P25" style:family="paragraph" style:parent-style-name="Standard">
      <style:text-properties fo:font-size="10pt" officeooo:rsid="000cf86c" officeooo:paragraph-rsid="00288a3a" style:font-size-asian="8.75pt" style:font-size-complex="10pt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officeooo:rsid="002f59a7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31001e"/>
    </style:style>
    <style:style style:name="T7" style:family="text">
      <style:text-properties style:text-position="sub 58%" officeooo:rsid="002ffc4f"/>
    </style:style>
    <style:style style:name="T8" style:family="text">
      <style:text-properties style:text-position="sub 58%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ffc4f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officeooo:rsid="0031001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23295" style:font-style-asian="normal" style:font-style-complex="normal"/>
    </style:style>
    <style:style style:name="T15" style:family="text">
      <style:text-properties fo:font-style="normal" officeooo:rsid="0032d424" style:font-style-asian="normal" style:font-style-complex="normal"/>
    </style:style>
    <style:style style:name="T16" style:family="text">
      <style:text-properties fo:font-style="normal" officeooo:rsid="00344651" style:font-style-asian="normal" style:font-style-complex="normal"/>
    </style:style>
    <style:style style:name="T17" style:family="text">
      <style:text-properties officeooo:rsid="003156b2"/>
    </style:style>
    <style:style style:name="T18" style:family="text">
      <style:text-properties officeooo:rsid="0032d42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88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chnerarchitektur</text:p>
      <text:p text:style-name="P15">Übung <text:span text:style-name="T4">3</text:span></text:p>
      <text:p text:style-name="P14"/>
      <text:p text:style-name="P14">Andreas Timmermann – <text:span text:style-name="T3">Shima Shahadifar</text:span></text:p>
      <text:p text:style-name="P13">MtrNummer: 4994606 - <text:span text:style-name="T3">5018598</text:span></text:p>
      <text:p text:style-name="P17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2">Aufgabe 1:</text:p>
      <text:p text:style-name="P2"/>
      <text:p text:style-name="P4"><text:span text:style-name="T9">1.)</text:span> 1234<text:span text:style-name="T5">10</text:span> = <text:span text:style-name="T12">0x</text:span>4D2<text:span text:style-name="T5">16</text:span>, 23.77<text:span text:style-name="T6">10</text:span> <text:span text:style-name="T12">=</text:span> <text:span text:style-name="T12">0x</text:span>1<text:span text:style-name="T10">7.C51</text:span><text:span text:style-name="T7">16</text:span><text:span text:style-name="T10">, 256</text:span><text:span text:style-name="T7">10</text:span><text:span text:style-name="T10"> = 0x100</text:span><text:span text:style-name="T7">16</text:span></text:p>
      <text:p text:style-name="P2"/>
      <text:p text:style-name="P7">2.) <text:span text:style-name="T13">0x77</text:span><text:span text:style-name="T8">16</text:span><text:span text:style-name="T13"> = 119</text:span><text:span text:style-name="T8">10</text:span><text:span text:style-name="T11">, 0x80</text:span><text:span text:style-name="T8">16</text:span><text:span text:style-name="T11"> = 128</text:span><text:span text:style-name="T8">10</text:span><text:span text:style-name="T11"> (manchmal auch -128. kommt auf den Datentyp an), 0x66.01 = 102.0039</text:span></text:p>
      <text:p text:style-name="P18"/>
      <text:p text:style-name="P2">Aufgabe <text:span text:style-name="T2">2</text:span>:</text:p>
      <text:p text:style-name="P2"/>
      <text:p text:style-name="P8">1.)</text:p>
      <text:p text:style-name="P5"><text:span text:style-name="T17">testXY:</text:span><text:tab/>cmp<text:tab/>X,Y</text:p>
      <text:p text:style-name="P6"><text:tab/>jle<text:tab/>endwhile</text:p>
      <text:p text:style-name="P6"><text:tab/>do S</text:p>
      <text:p text:style-name="P6"><text:tab/>jmp<text:tab/>testXY:</text:p>
      <text:p text:style-name="P6">endwhile:</text:p>
      <text:p text:style-name="P3"/>
      <text:p text:style-name="P9">2.)</text:p>
      <text:p text:style-name="P9"><text:span text:style-name="T13"><text:tab/></text:span><text:span text:style-name="T14">cmp<text:tab/>A,B</text:span></text:p>
      <text:p text:style-name="P19"><text:tab/>bne<text:tab/>l1</text:p>
      <text:p text:style-name="P19"><text:tab/>INC<text:tab/>X</text:p>
      <text:p text:style-name="P19"><text:tab/>mov<text:tab/>Y,Z</text:p>
      <text:p text:style-name="P19"><text:tab/>jmp <text:tab/>end</text:p>
      <text:p text:style-name="P19">l1:<text:tab/>mov<text:tab/>A,B</text:p>
      <text:p text:style-name="P20">end:</text:p>
      <text:p text:style-name="P20"/>
      <text:p text:style-name="P10">3.)</text:p>
      <text:p text:style-name="P10"><text:span text:style-name="T13"><text:tab/></text:span><text:span text:style-name="T15">mov<text:tab/>rax,LAST</text:span></text:p>
      <text:p text:style-name="P21"><text:tab/>sub<text:tab/>rax,FIRST</text:p>
      <text:p text:style-name="P21">loop:<text:tab/>do<text:tab/>S</text:p>
      <text:p text:style-name="P21"><text:tab/>dec<text:tab/>rax</text:p>
      <text:p text:style-name="P21"><text:tab/>bne<text:tab/>loop</text:p>
      <text:p text:style-name="P21"/>
      <text:p text:style-name="P11"><text:span text:style-name="T18">4.</text:span>)</text:p>
      <text:p text:style-name="P22">function:</text:p>
      <text:p text:style-name="P11"><text:span text:style-name="T13"><text:tab/>mov<text:tab/>rax,r</text:span><text:span text:style-name="T16">s</text:span><text:span text:style-name="T13">i</text:span></text:p>
      <text:p text:style-name="P11"><text:span text:style-name="T13"><text:tab/></text:span><text:span text:style-name="T16">mul<text:tab/>30</text:span></text:p>
      <text:p text:style-name="P12"><text:span text:style-name="T16"><text:tab/>m</text:span><text:span text:style-name="T13">ov<text:tab/>rdx,rdi</text:span></text:p>
      <text:p text:style-name="P11"><text:span text:style-name="T13"><text:tab/></text:span><text:span text:style-name="T16">sal<text:tab/>rdx,1</text:span></text:p>
      <text:p text:style-name="P23"><text:tab/>add<text:tab/>rax,rdx</text:p>
      <text:p text:style-name="P23"><text:tab/>add<text:tab/>rax,7</text:p>
      <text:p text:style-name="P24"><text:tab/>ret</text:p>
      <text:p text:style-name="P3"/>
      <text:p text:style-name="P25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1-11T17:53:31.292574941</dc:date>
    <meta:editing-duration>PT4H34M27S</meta:editing-duration>
    <meta:editing-cycles>43</meta:editing-cycles>
    <meta:generator>LibreOffice/4.3.3.2$Linux_X86_64 LibreOffice_project/430m0$Build-2</meta:generator>
    <dc:creator>Andreas Timmermann</dc:creator>
    <meta:document-statistic meta:table-count="0" meta:image-count="0" meta:object-count="0" meta:page-count="1" meta:paragraph-count="38" meta:word-count="101" meta:character-count="559" meta:non-whitespace-character-count="474"/>
  </office:meta>
</office:document-meta>
</file>